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table table:name="Sheet1">
        <table:table-column/>
        <table:table-column/>
        <table:table-column/>
        <table:table-row>
          <table:table-cell office:value-type="float" office:value="10">
            <text:p>10</text:p>
          </table:table-cell>
          <table:table-cell office:value-type="string" office:string-value="SUM">
            <text:p>SUM</text:p>
          </table:table-cell>
          <table:table-cell office:value-type="float" office:value="150" table:formula="of:=SUM([.A1:.A5])">
            <text:p>15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AVERAGE">
            <text:p>AVERAGE</text:p>
          </table:table-cell>
          <table:table-cell office:value-type="float" office:value="30" table:formula="of:=AVERAGE([.A1:.A5])">
            <text:p>30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 office:string-value="COUNT">
            <text:p>COUNT</text:p>
          </table:table-cell>
          <table:table-cell office:value-type="float" office:value="5" table:formula="of:=COUNT([.A1:.A5])">
            <text:p>5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 office:string-value="MIN">
            <text:p>MIN</text:p>
          </table:table-cell>
          <table:table-cell office:value-type="float" office:value="10" table:formula="of:=MIN([.A1:.A5])">
            <text:p>10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 office:string-value="MAX">
            <text:p>MAX</text:p>
          </table:table-cell>
          <table:table-cell office:value-type="float" office:value="50" table:formula="of:=MAX([.A1:.A5])">
            <text:p>50</text:p>
          </table:table-cell>
        </table:table-row>
        <table:table-row>
          <table:table-cell/>
          <table:table-cell office:value-type="string" office:string-value="IF_true">
            <text:p>IF_true</text:p>
          </table:table-cell>
          <table:table-cell office:value-type="string" office:string-value="big" table:formula="of:=IF([.A1]&gt;5;&quot;big&quot;;&quot;small&quot;)">
            <text:p>big</text:p>
          </table:table-cell>
        </table:table-row>
        <table:table-row>
          <table:table-cell/>
          <table:table-cell office:value-type="string" office:string-value="IF_false">
            <text:p>IF_false</text:p>
          </table:table-cell>
          <table:table-cell office:value-type="string" office:string-value="small" table:formula="of:=IF([.A1]&lt;5;&quot;big&quot;;&quot;small&quot;)">
            <text:p>small</text:p>
          </table:table-cell>
        </table:table-row>
        <table:table-row>
          <table:table-cell/>
          <table:table-cell office:value-type="string" office:string-value="arithmetic">
            <text:p>arithmetic</text:p>
          </table:table-cell>
          <table:table-cell office:value-type="float" office:value="610" table:formula="of:=[.A1]+[.A2]*[.A3]">
            <text:p>610</text:p>
          </table:table-cell>
        </table:table-row>
        <table:table-row>
          <table:table-cell/>
          <table:table-cell office:value-type="string" office:string-value="ABS">
            <text:p>ABS</text:p>
          </table:table-cell>
          <table:table-cell office:value-type="float" office:value="42" table:formula="of:=ABS(-42)">
            <text:p>42</text:p>
          </table:table-cell>
        </table:table-row>
        <table:table-row>
          <table:table-cell/>
          <table:table-cell office:value-type="string" office:string-value="ROUND">
            <text:p>ROUND</text:p>
          </table:table-cell>
          <table:table-cell office:value-type="float" office:value="3.14" table:formula="of:=ROUND(3.14159;2)">
            <text:p>3.14</text:p>
          </table:table-cell>
        </table:table-row>
        <table:table-row>
          <table:table-cell/>
          <table:table-cell office:value-type="string" office:string-value="CONCATENATE">
            <text:p>CONCATENATE</text:p>
          </table:table-cell>
          <table:table-cell office:value-type="string" office:string-value="hello world" table:formula="of:=CONCATENATE(&quot;hello&quot;;&quot; &quot;;&quot;world&quot;)">
            <text:p>hello world</text:p>
          </table:table-cell>
        </table:table-row>
        <table:table-row>
          <table:table-cell/>
          <table:table-cell office:value-type="string" office:string-value="LEN">
            <text:p>LEN</text:p>
          </table:table-cell>
          <table:table-cell office:value-type="float" office:value="5" table:formula="of:=LEN(&quot;hello&quot;)">
            <text:p>5</text:p>
          </table:table-cell>
        </table:table-row>
        <table:table-row>
          <table:table-cell/>
          <table:table-cell office:value-type="string" office:string-value="UPPER">
            <text:p>UPPER</text:p>
          </table:table-cell>
          <table:table-cell office:value-type="string" office:string-value="HELLO" table:formula="of:=UPPER(&quot;hello&quot;)">
            <text:p>HELLO</text:p>
          </table:table-cell>
        </table:table-row>
        <table:table-row>
          <table:table-cell/>
          <table:table-cell office:value-type="string" office:string-value="LOWER">
            <text:p>LOWER</text:p>
          </table:table-cell>
          <table:table-cell office:value-type="string" office:string-value="hello" table:formula="of:=LOWER(&quot;HELLO&quot;)">
            <text:p>hello</text:p>
          </table:table-cell>
        </table:table-row>
        <table:table-row>
          <table:table-cell/>
          <table:table-cell office:value-type="string" office:string-value="SUMIF">
            <text:p>SUMIF</text:p>
          </table:table-cell>
          <table:table-cell office:value-type="float" office:value="120" table:formula="of:=SUMIF([.A1:.A5];&quot;&gt;20&quot;)">
            <text:p>120</text:p>
          </table:table-cell>
        </table:table-row>
      </table:table>
      <table:table table:name="Data">
        <table:table-column/>
        <table:table-column/>
        <table:table-row>
          <table:table-cell office:value-type="string" office:string-value="Name">
            <text:p>Name</text:p>
          </table:table-cell>
          <table:table-cell office:value-type="string" office:string-value="Score">
            <text:p>Score</text:p>
          </table:table-cell>
        </table:table-row>
        <table:table-row>
          <table:table-cell office:value-type="string" office:string-value="Alice">
            <text:p>Alice</text:p>
          </table:table-cell>
          <table:table-cell office:value-type="float" office:value="85">
            <text:p>85</text:p>
          </table:table-cell>
        </table:table-row>
        <table:table-row>
          <table:table-cell office:value-type="string" office:string-value="Bob">
            <text:p>Bob</text:p>
          </table:table-cell>
          <table:table-cell office:value-type="float" office:value="72">
            <text:p>72</text:p>
          </table:table-cell>
        </table:table-row>
        <table:table-row>
          <table:table-cell office:value-type="string" office:string-value="Charlie">
            <text:p>Charlie</text:p>
          </table:table-cell>
          <table:table-cell office:value-type="float" office:value="91">
            <text:p>91</text:p>
          </table:table-cell>
        </table:table-row>
        <table:table-row>
          <table:table-cell office:value-type="string" office:string-value="Diana">
            <text:p>Diana</text:p>
          </table:table-cell>
          <table:table-cell office:value-type="float" office:value="68">
            <text:p>68</text:p>
          </table:table-cell>
        </table:table-row>
      </table:table>
      <table:table table:name="CrossRef">
        <table:table-column/>
        <table:table-column/>
        <table:table-row>
          <table:table-cell office:value-type="string" office:string-value="DataSum">
            <text:p>DataSum</text:p>
          </table:table-cell>
          <table:table-cell office:value-type="float" office:value="316" table:formula="of:=SUM([Data.B2:.B5])">
            <text:p>316</text:p>
          </table:table-cell>
        </table:table-row>
        <table:table-row>
          <table:table-cell office:value-type="string" office:string-value="DataAvg">
            <text:p>DataAvg</text:p>
          </table:table-cell>
          <table:table-cell office:value-type="float" office:value="79" table:formula="of:=AVERAGE([Data.B2:.B5])">
            <text:p>79</text:p>
          </table:table-cell>
        </table:table-row>
        <table:table-row>
          <table:table-cell office:value-type="string" office:string-value="Sheet1Val">
            <text:p>Sheet1Val</text:p>
          </table:table-cell>
          <table:table-cell office:value-type="float" office:value="30" table:formula="of:=[Sheet1.A1]+[Sheet1.A2]">
            <text:p>30</text:p>
          </table:table-cell>
        </table:table-row>
        <table:table-row>
          <table:table-cell office:value-type="string" office:string-value="VLOOKUP">
            <text:p>VLOOKUP</text:p>
          </table:table-cell>
          <table:table-cell office:value-type="float" office:value="72" table:formula="of:=VLOOKUP(&quot;Bob&quot;;[Data.A2:.B5];2;0)">
            <text:p>72</text:p>
          </table:table-cell>
        </table:table-row>
        <table:table-row>
          <table:table-cell office:value-type="string" office:string-value="COUNTIF">
            <text:p>COUNTIF</text:p>
          </table:table-cell>
          <table:table-cell office:value-type="float" office:value="2" table:formula="of:=COUNTIF([Data.B2:.B5];&quot;&gt;75&quot;)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office:version="1.2">
  <office:styles>
    <style:default-style style:family="table-cell">
      <style:paragraph-properties fo:text-align="start"/>
      <style:text-properties style:font-name="Arial" fo:font-size="10pt"/>
    </style:default-style>
  </office:styles>
  <office:automatic-styles/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goods</meta:generator>
    <meta:creation-date>2026-03-14T14:29:42</meta:creation-date>
    <dc:date>2026-03-14T14:29:42</dc:date>
  </office:meta>
</office:document-meta>
</file>